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idth="8.2681in" style:shadow="none"/>
    </style:style>
    <style:style style:name="Table1.A" style:family="table-column">
      <style:table-column-properties style:column-width="2.75in" style:rel-column-width="3960*"/>
    </style:style>
    <style:style style:name="Table1.B" style:family="table-column">
      <style:table-column-properties style:column-width="2.7611in" style:rel-column-width="3976*"/>
    </style:style>
    <style:style style:name="Table1.C" style:family="table-column">
      <style:table-column-properties style:column-width="2.7569in" style:rel-column-width="3970*"/>
    </style:style>
    <style:style style:name="Table1.1" style:family="table-row">
      <style:table-row-properties style:row-height="1.55in"/>
    </style:style>
    <style:style style:name="Table1.A1" style:family="table-cell">
      <style:table-cell-properties fo:border="none" fo:background-color="transparent" fo:padding="0.0382in">
        <style:background-image/>
      </style:table-cell-properties>
    </style:style>
    <style:style style:name="Table1.B1" style:family="table-cell">
      <style:table-cell-properties fo:border="none" fo:padding="0.0382in"/>
    </style:style>
    <style:style style:name="P1" style:parent-style-name="Standard" style:family="paragraph">
      <style:text-properties officeooo:paragraph-rsid="001c1435" officeooo:rsid="0014b655"/>
    </style:style>
    <style:style style:name="P2" style:parent-style-name="Standard" style:family="paragraph">
      <style:text-properties officeooo:paragraph-rsid="001c1435"/>
    </style:style>
    <style:style style:name="P3" style:parent-style-name="Table_20_Contents" style:family="paragraph">
      <style:paragraph-properties fo:text-align="center" style:justify-single-word="false"/>
      <style:text-properties officeooo:paragraph-rsid="001c1435" officeooo:rsid="0017188c"/>
    </style:style>
    <style:style style:name="P4" style:parent-style-name="Table_20_Contents" style:family="paragraph">
      <style:paragraph-properties fo:text-align="center" style:justify-single-word="false"/>
      <style:text-properties officeooo:paragraph-rsid="001c1435"/>
    </style:style>
    <style:style style:name="P5" style:parent-style-name="Table_20_Contents" style:family="paragraph">
      <style:paragraph-properties fo:text-align="center" style:justify-single-word="false"/>
      <style:text-properties officeooo:paragraph-rsid="001d9940"/>
    </style:style>
    <style:style style:name="P6" style:parent-style-name="Table_20_Contents" style:family="paragraph">
      <style:text-properties officeooo:paragraph-rsid="001c1435"/>
    </style:style>
    <style:style style:name="P7" style:family="paragraph">
      <style:paragraph-properties fo:margin-top="0in" fo:text-indent="0in" style:writing-mode="lr-tb" style:text-autospace="ideograph-alpha" fo:margin-left="0in" style:punctuation-wrap="simple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8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T1" style:family="text">
      <style:text-properties officeooo:rsid="0014b655"/>
    </style:style>
    <style:style style:name="T2" style:family="text">
      <style:text-properties officeooo:rsid="0017188c"/>
    </style:style>
    <style:style style:name="T3" style:family="text">
      <style:text-properties officeooo:rsid="001c6af6"/>
    </style:style>
    <style:style style:name="T4" style:family="text">
      <style:text-properties officeooo:rsid="001d9940"/>
    </style:style>
    <style:style style:name="T5" style:family="text">
      <style:text-properties fo:font-weight="normal" fo:font-style="normal" style:use-window-font-color="true" fo:language="it" style:font-style-complex="normal" fo:letter-spacing="normal" style:font-name-asian="DejaVu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IT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style-name="Table1.A1">
            <text:p text:style-name="P6"/>
            <text:p text:style-name="P3"/>
            <text:p text:style-name="P4"><text:span text:style-name="T2"/><text:span text:style-name="T3">SALOMONE</text:span><text:span text:style-name="T2"> </text:span><text:span text:style-name="T4">ABECASSIS</text:span></text:p>
            <text:p text:style-name="P5"><text:span text:style-name="T4">VIA FEDERICO TESIO 11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B1">
            <text:p text:style-name="P6"/>
          </table:table-cell>
          <table:table-cell office:value-type="string" table:style-name="Table1.B1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T" fo:language="it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IT" fo:language="it" fo:hyphenation-push-char-count="2" style:font-name="Liberation Serif" style:language-asian="zh" style:language-complex="hi" style:font-size-asian="10.5pt" style:font-name-asian="DejaVu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Liberation Sans" style:font-size-complex="14pt" style:font-name-asian="DejaVu Sans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4in" style:writing-mode="lr-tb" fo:margin-left="0in" fo:page-width="8.2681in" style:num-format="1" style:print-orientation="portrait" style:footnote-max-height="0in" fo:margin-bottom="0.4in" fo:page-height="11.6929in" fo:margin-right="0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1-01-29T17:03:33</meta:creation-date>
    <dc:date>2011-01-29T17:40:56</dc:date>
    <dc:creator>Vincenzo Ampolo</dc:creator>
    <meta:editing-duration>PT00H37M23S</meta:editing-duration>
    <meta:editing-cycles>9</meta:editing-cycles>
    <meta:generator>OpenOffice.org/3.2$Unix OpenOffice.org_project/320m19$Build-9505</meta:generator>
    <meta:document-statistic meta:table-count="1" meta:image-count="0" meta:object-count="0" meta:page-count="1" meta:paragraph-count="4" meta:word-count="14" meta:character-count="107"/>
  </office:meta>
</office:document-meta>
</file>